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gr1" style:family="graphic">
      <style:graphic-properties draw:fill-color="#ffff00" draw:textarea-horizontal-align="justify" draw:textarea-vertical-align="middle" draw:auto-grow-height="false" fo:min-height="0.501cm" fo:min-width="2.25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svg:width="4.509cm" svg:height="1.504cm" svg:x="6.477cm" svg:y="1.75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" draw:style-name="gr1" svg:width="4.509cm" svg:height="1.504cm" draw:transform="rotate (-3.14159265358979) translate (10.9819722222222cm 6.25827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20:42:10.716961768</meta:creation-date>
    <dc:date>2017-06-30T20:44:01.470525992</dc:date>
    <meta:editing-duration>PT1M5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3.3.2$Linux_X86_64 LibreOffice_project/430m0$Build-2</meta:generator>
  </office:meta>
</office:document-meta>
</file>